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8b99d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b99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8b99d" style:font-size-asian="11pt" style:font-size-complex="11pt"/>
    </style:style>
    <style:style style:name="P5" style:family="paragraph" style:parent-style-name="Standard">
      <style:text-properties style:font-name="arial" officeooo:paragraph-rsid="0018b99d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b99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8b99d" style:font-size-asian="10pt" style:font-size-complex="10pt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UrbanBody" style:list-style-name="L1">
      <style:text-properties style:font-name="ari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1"><text:span text:style-name="T11">do text</text:span></text:p><text:p text:style-name="P11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5"/>
      <text:p text:style-name="P9">Dossier incomplet pour une demande de permis d'urbanisation</text:p>
      <text:p text:style-name="P6"/>
      <text:p text:style-name="P6"><text:span text:style-name="T10"/></text:p>
      <text:p text:style-name="P6"/>
      <text:p text:style-name="P6"><office:annotation><dc:creator>Gauthier Bastien</dc:creator><dc:date>2011-02-16T16:12:24</dc:date><text:p text:style-name="P11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self.getPortionOutsText()</text:text-input></text:p>
      <text:p text:style-name="P6"/>
      <text:p text:style-name="P6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6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Conformément à l'article 116 §1er, al. 1er du CWATUPE et en vertu des articles 284 à 314 du CWATUPE, 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style-name="Sect1" text:name="Section1">
        <text:list xml:id="list2788094530" text:style-name="L1">
          <text:list-item>
            <text:p text:style-name="P10"><text:span text:style-name="T5"><office:annotation><dc:creator>Stéphan Geulette</dc:creator><dc:date>2011-03-31T15:08:14</dc:date><text:p text:style-name="P11"><text:span text:style-name="T11">do section- for missingPart in self.getValuesForTemplate('inadmissibilityReason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1"><text:span text:style-name="T11">do text </text:span></text:p><text:p text:style-name="P11"><text:span text:style-name="T11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permis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1"><text:span text:style-name="T11">do text</text:span></text:p><text:p text:style-name="P11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37.372757768</dc:date>
    <dc:language>fr-FR</dc:language>
    <meta:editing-cycles>100</meta:editing-cycles>
    <meta:editing-duration>P1DT9H52M7S</meta:editing-duration>
    <meta:document-statistic meta:table-count="1" meta:image-count="0" meta:object-count="0" meta:page-count="1" meta:paragraph-count="19" meta:word-count="182" meta:character-count="1417" meta:non-whitespace-character-count="1274"/>
    <meta:user-defined meta:name="Info 1"/>
    <meta:user-defined meta:name="Info 2"/>
    <meta:user-defined meta:name="Info 3"/>
    <meta:user-defined meta:name="Info 4"/>
  </office:meta>
</office:document-meta>
</file>